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Light" fo:font-size="12pt" style:font-size-asian="12pt" style:font-size-complex="12pt"/>
    </style:style>
    <style:style style:name="P2" style:family="paragraph" style:parent-style-name="Preformatted_20_Text">
      <style:text-properties style:font-name="Ubuntu Light" fo:font-size="12pt" officeooo:rsid="0009b898" officeooo:paragraph-rsid="0014aed0" style:font-size-asian="12pt" style:font-size-complex="12pt"/>
    </style:style>
    <style:style style:name="P3" style:family="paragraph" style:parent-style-name="Preformatted_20_Text">
      <style:text-properties style:font-name="Ubuntu Light" fo:font-size="12pt" officeooo:rsid="0009b898" officeooo:paragraph-rsid="0019309a" style:font-size-asian="12pt" style:font-size-complex="12pt"/>
    </style:style>
    <style:style style:name="P4" style:family="paragraph" style:parent-style-name="Preformatted_20_Text">
      <style:text-properties style:font-name="Ubuntu Light" fo:font-size="12pt" officeooo:rsid="00129ea4" officeooo:paragraph-rsid="00129ea4" style:font-size-asian="12pt" style:font-size-complex="12pt"/>
    </style:style>
    <style:style style:name="P5" style:family="paragraph" style:parent-style-name="Preformatted_20_Text">
      <style:text-properties style:font-name="Ubuntu Light" fo:font-size="12pt" officeooo:paragraph-rsid="00133746" style:font-size-asian="12pt" style:font-size-complex="12pt"/>
    </style:style>
    <style:style style:name="P6" style:family="paragraph" style:parent-style-name="Preformatted_20_Text">
      <style:text-properties style:font-name="Ubuntu Light" fo:font-size="12pt" officeooo:rsid="00133746" officeooo:paragraph-rsid="00133746" style:font-size-asian="12pt" style:font-size-complex="12pt"/>
    </style:style>
    <style:style style:name="P7" style:family="paragraph" style:parent-style-name="Preformatted_20_Text">
      <style:text-properties style:font-name="Ubuntu Light" fo:font-size="12pt" officeooo:rsid="0014aed0" officeooo:paragraph-rsid="0014aed0" style:font-size-asian="12pt" style:font-size-complex="12pt"/>
    </style:style>
    <style:style style:name="P8" style:family="paragraph" style:parent-style-name="Preformatted_20_Text">
      <style:text-properties style:font-name="Ubuntu Light" fo:font-size="12pt" officeooo:paragraph-rsid="001d82e3" style:font-size-asian="12pt" style:font-size-complex="12pt"/>
    </style:style>
    <style:style style:name="P9" style:family="paragraph" style:parent-style-name="Preformatted_20_Text">
      <style:text-properties style:font-name="Ubuntu Light" fo:font-size="12pt" fo:font-weight="normal" officeooo:rsid="0019309a" officeooo:paragraph-rsid="0019309a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Ubuntu Light" fo:font-size="12pt" fo:font-weight="normal" officeooo:rsid="001c0e04" officeooo:paragraph-rsid="001d82e3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Ubuntu Light" fo:font-size="12pt" fo:font-weight="bold" officeooo:rsid="00129ea4" officeooo:paragraph-rsid="00129ea4" style:font-size-asian="12pt" style:font-weight-asian="bold" style:font-size-complex="12pt" style:font-weight-complex="bold"/>
    </style:style>
    <style:style style:name="P12" style:family="paragraph" style:parent-style-name="Heading_20_2">
      <style:text-properties style:font-name="Ubuntu Light" fo:font-size="12pt" officeooo:rsid="00129ea4" officeooo:paragraph-rsid="00129ea4" style:font-size-asian="12pt" style:font-size-complex="12pt"/>
    </style:style>
    <style:style style:name="T1" style:family="text">
      <style:text-properties officeooo:rsid="00133746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0.5pt"/>
    </style:style>
    <style:style style:name="T4" style:family="text">
      <style:text-properties officeooo:rsid="0009b8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e04" style:font-weight-asian="normal" style:font-weight-complex="normal"/>
    </style:style>
    <style:style style:name="T8" style:family="text">
      <style:text-properties fo:font-weight="normal" officeooo:rsid="001d82e3" style:font-weight-asian="normal" style:font-weight-complex="normal"/>
    </style:style>
    <style:style style:name="T9" style:family="text">
      <style:text-properties fo:font-weight="normal" officeooo:rsid="001c0e04" style:font-size-asian="10.5pt" style:font-weight-asian="normal" style:font-size-complex="12pt" style:font-weight-complex="normal"/>
    </style:style>
    <style:style style:name="T10" style:family="text">
      <style:text-properties fo:font-weight="normal" officeooo:rsid="001d82e3" style:font-size-asian="10.5pt" style:font-weight-asian="normal" style:font-size-complex="12pt" style:font-weight-complex="normal"/>
    </style:style>
    <style:style style:name="T11" style:family="text">
      <style:text-properties officeooo:rsid="001d82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nografia I</text:p>
      <text:p text:style-name="P4">Professor: Sandro Silva de Oliveira</text:p>
      <text:p text:style-name="P4">Acadêmico: Alefe Variani</text:p>
      <text:p text:style-name="P4"/>
      <text:h text:style-name="P12" text:outline-level="2"><text:bookmark text:name="yui_3_9_1_2_1430230981601_193"/>Atividade 1</text:h>
      <text:p text:style-name="P11">1) Segundo ao regulamento de monografia apresente os deveres do universitário nas atividades da Monografia.</text:p>
      <text:p text:style-name="P4"/>
      <text:p text:style-name="P5"><text:span text:style-name="T1">O universitário deve fazer um estudo </text:span>obre tema relacionado a linha</text:p>
      <text:p text:style-name="P1">de pesquisa do curso, obedecendo os parâmetros da pesquisa de iniciação científica.</text:p>
      <text:p text:style-name="P1"/>
      <text:p text:style-name="P6">O universitário deve com a sua monografia complementar o processo de formação profissional, instigando o desenvolvimento da capacidade científica para e autonomia.</text:p>
      <text:p text:style-name="P5"/>
      <text:p text:style-name="P7">Também são <text:span text:style-name="T4">deveres do universitário nas atividades da Monografia:</text:span></text:p>
      <text:p text:style-name="P2"><text:span text:style-name="T5">I -</text:span> elaborar a Monografia segundo as exigências deste regulamento ;</text:p>
      <text:p text:style-name="P2"><text:span text:style-name="T5">II - </text:span>primar pela ética na abordagem e discussão do objeto da Monografia;</text:p>
      <text:p text:style-name="P2"><text:span text:style-name="T5">III - </text:span>apresentar em seminário a Monografia I e Monografia II à banca avaliadora, alunos, professores e público em geral;</text:p>
      <text:p text:style-name="P2"><text:span text:style-name="T5">IV -</text:span> assistir 50% dos seminários apresentados pelos demais alunos das disciplinas de Monografia I e Monografia II;</text:p>
      <text:p text:style-name="P2"><text:span text:style-name="T5">V -</text:span> entregar um artigo referente ao seu trabalho monográfico;</text:p>
      <text:p text:style-name="P2"><text:span text:style-name="T5">VI - </text:span>atender às recomendações e determinações da banca avaliadora no prazo máximo de 15 (quinze) dias a partir da data de recebimento do trabalho;</text:p>
      <text:p text:style-name="P2"><text:span text:style-name="T5">VII - </text:span>entregar ao Coordenador de Curso 01 (um) CD-ROM contendo a monografia completa, o artigo e opcionalmente o protótipo do software desenvolvido na Monografia II;</text:p>
      <text:p text:style-name="P2"><text:span text:style-name="T5">VIII</text:span> - encadernar 01 (uma) cópia da monografia aprovada em capa dura, conforme previsto neste manual, e entregá-la ao Coordenador de Curso no prazo estabelecido durante o semestre vigente;</text:p>
      <text:p text:style-name="P2"><text:span text:style-name="T5">IX</text:span> <text:span text:style-name="T5">-</text:span> entregar a ficha LICENÇA PARA UTILIZAÇÃO DE OBRA INTELECTUAL (Anexo 01), que se encontra no final deste regulamento, devidamente preenchida, para que a monografia seja disponibilizada na Web, se desejado.</text:p>
      <text:p text:style-name="P4"/>
      <text:p text:style-name="P11">2) Destaque aspectos que devem ser levados em consideração para escolha do tema e definição do objeto de pesquisa.</text:p>
      <text:p text:style-name="P11"/>
      <text:p text:style-name="P9">Pontos que levam destaque para <text:span text:style-name="T4">escolha do tema e definição do objeto de pesquisa:</text:span></text:p>
      <text:p text:style-name="P3"><text:span text:style-name="T5">I</text:span> - possibilidades concretas de realização da pesquisa e de sistematização dos dados;</text:p>
      <text:p text:style-name="P3"><text:span text:style-name="T5">II - </text:span>estudo prévio do tema, através de pesquisa bibliográfica, de consultas a especialistas, a fim de verificar a possibilidade de se contar com elementos suficientes para a realização do trabalho;</text:p>
      <text:p text:style-name="P3"><text:span text:style-name="T5">III - </text:span>definição e custos do objeto de estudo viabilidade;</text:p>
      <text:p text:style-name="P3"><text:span text:style-name="T5">IV - </text:span>estudo das produções já existentes em relação ao tema e verificação da existência de novos e relevantes aspectos a serem explorados, apresentando contribuição pessoal ao tema escolhido, considerando o âmbito dos conhecimentos envolvidos durante a graduação;</text:p>
      <text:p text:style-name="P3"><text:span text:style-name="T5">V -</text:span> disponibilidade de tempo e recursos para elaboração do trabalho;</text:p>
      <text:p text:style-name="P3"><text:span text:style-name="T5">VI -</text:span> análise da proposta com o professor orientador e/ou outros profissionais que possam contribuir <text:span text:style-name="T6">para a definição do tema.</text:span></text:p>
      <text:p text:style-name="P11"/>
      <text:p text:style-name="P11"><text:soft-page-break/>Descreva qual foi a maior dificuldade em entender o que está descrito no regulamento de monografia do curso.</text:p>
      <text:p text:style-name="P11"/>
      <text:p text:style-name="P8"><text:span text:style-name="T7">O regulamento de monografia do curso está bem detalhado, sendo que a maior dificuldade </text:span><text:span text:style-name="T8">foi </text:span><text:span text:style-name="T7">entender </text:span><text:span text:style-name="T8">as varias regras encontradas nos procedimentos metodológicos do </text:span>Caderno Metodológico da UNOCHAPECÓ. </text:p>
      <text:p text:style-name="P10"><text:span text:style-name="T1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8T14:08:12.461052110</dc:date>
    <meta:generator>LibreOffice/4.2.8.2$Linux_X86_64 LibreOffice_project/420m0$Build-2</meta:generator>
    <meta:editing-duration>PT13M29S</meta:editing-duration>
    <meta:editing-cycles>9</meta:editing-cycles>
    <meta:document-statistic meta:table-count="0" meta:image-count="0" meta:object-count="0" meta:page-count="2" meta:paragraph-count="29" meta:word-count="467" meta:character-count="3030" meta:non-whitespace-character-count="2565"/>
  </office:meta>
</office:document-meta>
</file>